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375in" style:rel-column-width="4860*"/>
    </style:style>
    <style:style style:name="Table1.B" style:family="table-column">
      <style:table-column-properties style:column-width="0.4063in" style:rel-column-width="585*"/>
    </style:style>
    <style:style style:name="Table1.C" style:family="table-column">
      <style:table-column-properties style:column-width="0.9688in" style:rel-column-width="1395*"/>
    </style:style>
    <style:style style:name="Table1.D" style:family="table-column">
      <style:table-column-properties style:column-width="0.8542in" style:rel-column-width="1230*"/>
    </style:style>
    <style:style style:name="Table1.E" style:family="table-column">
      <style:table-column-properties style:column-width="0.6458in" style:rel-column-width="930*"/>
    </style:style>
    <style:style style:name="Table1.F" style:family="table-column">
      <style:table-column-properties style:column-width="0.6771in" style:rel-column-width="97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5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A64" style:family="table-cell">
      <style:table-cell-properties fo:background-color="#e6ff00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background-color="#3deb3d">
        <style:background-image/>
      </style:paragraph-properties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fo:background-color="#e6ff00" style:font-weight-asian="normal"/>
    </style:style>
    <style:style style:name="T2" style:family="text">
      <style:text-properties fo:background-color="#3de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rst Aid Kit Inventory, House<text:tab/><text:tab/><text:tab/><text:tab/>Date:</text:h>
      <text:p text:style-name="Text_20_body"><text:span text:style-name="T2">Green = Potentially human or vet use</text:span><text:tab/><text:tab/><text:tab/><text:span text:style-name="T1">Yellow = Vet use only</text:span></text:p>
      <text:p text:style-name="Standard">[K] = Inside small blue and white ki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Item Description (Check Expirations!)</text:p>
            </table:table-cell>
            <table:table-cell table:style-name="Table1.A1" office:value-type="string">
              <text:p text:style-name="Table_20_Heading">Min</text:p>
            </table:table-cell>
            <table:table-cell table:style-name="Table1.A1" office:value-type="string">
              <text:p text:style-name="Table_20_Heading">Tally</text:p>
            </table:table-cell>
            <table:table-cell table:style-name="Table1.A1" office:value-type="string">
              <text:p text:style-name="Table_20_Heading">Added / (Removed)</text:p>
            </table:table-cell>
            <table:table-cell table:style-name="Table1.A1" office:value-type="string">
              <text:p text:style-name="Table_20_Heading">Good (x)</text:p>
            </table:table-cell>
            <table:table-cell table:style-name="Table1.F1" office:value-type="string">
              <text:p text:style-name="Table_20_Heading">Restock (x)</text:p>
            </table:table-cell>
          </table:table-row>
        </table:table-header-rows>
        <table:table-row>
          <table:table-cell table:style-name="Table1.A2" office:value-type="string">
            <text:p text:style-name="Table_20_Contents">Elastic Adhesive Bandage <text:s/>4” x 5 yd (Vet-wrap or Elastoplast)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ce bandages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Adhesive bandages (3.8” x 1.5”) [K]</text:p>
          </table:table-cell>
          <table:table-cell table:style-name="Table1.B2" office:value-type="string">
            <text:p text:style-name="Table_20_Contents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<text:s/>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hesive bandages (3” x 0.75”) [K]</text:p>
          </table:table-cell>
          <table:table-cell table:style-name="Table1.B2" office:value-type="string">
            <text:p text:style-name="Table_20_Contents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tterfly closures [K]</text:p>
          </table:table-cell>
          <table:table-cell table:style-name="Table1.B2" office:value-type="string">
            <text:p text:style-name="Table_20_Contents">6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erile gauze pads (2” x 2”) [K]</text:p>
          </table:table-cell>
          <table:table-cell table:style-name="Table1.B2" office:value-type="string">
            <text:p text:style-name="Table_20_Contents">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erile gauze pads (4” x 4”) [K]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erile gauze pads (4” x 6”) [K]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hesive tape roll [K]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tton balls [K]</text:p>
          </table:table-cell>
          <table:table-cell table:style-name="Table1.B2" office:value-type="string">
            <text:p text:style-name="Table_20_Contents">5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tton tip applicators [K]</text:p>
          </table:table-cell>
          <table:table-cell table:style-name="Table1.B2" office:value-type="string">
            <text:p text:style-name="Table_20_Contents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inger splints [K]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ination gloves (pair) [K]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ination gloves (pair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rceps [K]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elly clamps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cissors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mall no-rinse hand cleaner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odine disinfectant, sm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lum or quick-clot, vial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per-glu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CPR mask in pouch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ngle-use antibiotic ointments [K]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ube antibiotic ointment [K]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oney (packet) [K]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Alcohol prep pads [K]</text:p>
          </table:table-cell>
          <table:table-cell table:style-name="Table1.B2" office:value-type="string">
            <text:p text:style-name="Table_20_Contents">8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tiseptic towelettes [K]</text:p>
          </table:table-cell>
          <table:table-cell table:style-name="Table1.B2" office:value-type="string">
            <text:p text:style-name="Table_20_Contents">8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Aspirin tablets [K]</text:p>
          </table:table-cell>
          <table:table-cell table:style-name="Table1.B2" office:value-type="string">
            <text:p text:style-name="Table_20_Contents">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Non-aspirin tablets (acetaminophen 500 mg) [K]</text:p>
          </table:table-cell>
          <table:table-cell table:style-name="Table1.B2" office:value-type="string">
            <text:p text:style-name="Table_20_Contents">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Diphenhydramine tablets [K]</text:p>
          </table:table-cell>
          <table:table-cell table:style-name="Table1.B2" office:value-type="string">
            <text:p text:style-name="Table_20_Contents">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Epinephrine pen [K]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First aid instructions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calpel hand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calpel blade</text:p>
          </table:table-cell>
          <table:table-cell table:style-name="Table1.B2" office:value-type="string">
            <text:p text:style-name="Table_20_Contents">6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sorbable suture (45cm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on-absorbable suture (70cm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45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Hypodermic Needles: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g x 1.5” disp.</text:p>
          </table:table-cell>
          <table:table-cell table:style-name="Table1.B2" office:value-type="string">
            <text:p text:style-name="Table_20_Contents">5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0g x 1” disp.</text:p>
          </table:table-cell>
          <table:table-cell table:style-name="Table1.B2" office:value-type="string">
            <text:p text:style-name="Table_20_Contents">5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0g x 0.5” non-sterile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g x 1.5” non-sterile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Syringe 12 ml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rrigation syringe 20 ml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yringe/drench replacement gasket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ethoscop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ag balm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ound cover, calendula butter (ours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lack salve (ours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umeric paste (ours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64" office:value-type="string">
            <text:p text:style-name="Table_20_Contents">Pink Lady wound cover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Oval microbial gel (tube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ite and Sting kit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Animal feeding tube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Uterine prolapse harness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Pull-eze lamb puller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Vitamine B complex, injectable 100ml VUO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Dextrose 50% 500ml VUO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Freezer: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Cold compress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Refrigerator: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Penicillin, injectable 100 ml VUO 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64" office:value-type="string">
            <text:p text:style-name="Table_20_Contents">Sheep CD&amp;T complex vaccine VUO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Medicine Cabinet: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Topical antihistamine tub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Iodine water treatment tablets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pirin tablets (325 mg)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NSAID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Childrens' non-aspirin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Diphenhydramine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APC bottle (migraines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Emetic bottle (e.g. Ipecac)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Anti-nausial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Sterile water (irrigation)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>Pedialyt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sopropyl alcohol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Iodine disinfectant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ydrogen peroxide bottle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Vought</meta:initial-creator>
    <meta:creation-date>2010-10-15T16:58:45</meta:creation-date>
    <dc:date>2010-10-16T00:48:49</dc:date>
    <dc:creator>Eric Vought</dc:creator>
    <meta:editing-duration>PT07H44M32S</meta:editing-duration>
    <meta:editing-cycles>10</meta:editing-cycles>
    <meta:generator>OpenOffice.org/3.2$Linux OpenOffice.org_project/320m12$Build-9483</meta:generator>
    <meta:printed-by>Eric Vought</meta:printed-by>
    <meta:print-date>2010-10-16T00:43:57</meta:print-date>
    <meta:document-statistic meta:table-count="1" meta:image-count="0" meta:object-count="0" meta:page-count="4" meta:paragraph-count="159" meta:word-count="379" meta:character-count="2062"/>
  </office:meta>
</office:document-meta>
</file>